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5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font-name="Arial" style:font-name-asian="ＭＳ Ｐゴシック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ff99" fo:border="0.002cm solid #000000"/>
    </style:style>
    <style:style style:name="ce11" style:family="table-cell" style:parent-style-name="Default">
      <style:table-cell-properties fo:background-color="#cccc99" fo:border="0.002cm solid #0000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0" office:value-type="string" table:number-columns-spanned="5" table:number-rows-spanned="1">
            <text:p>ディレクトリ</text:p>
          </table:table-cell>
          <table:covered-table-cell table:number-columns-repeated="4" table:style-name="ce11"/>
          <table:table-cell table:style-name="ce11" office:value-type="string">
            <text:p>ファイル名（英名）</text:p>
          </table:table-cell>
          <table:table-cell table:style-name="ce11" office:value-type="string">
            <text:p>ファイル名（和名）</text:p>
          </table:table-cell>
          <table:table-cell table:style-name="ce11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<text:span text:style-name="T1">未着手</text:span></text:p>
              <text:p text:style-name="P1"><text:span text:style-name="T1">作成中</text:span></text:p>
              <text:p text:style-name="P1"><text:span text:style-name="T1">完了</text:span></text:p>
              <text:p text:style-name="P1"><text:span text:style-name="T1">を記入</text:span></text:p>
            </office:annotation>
            <text:p>作成状況</text:p>
          </table:table-cell>
          <table:table-cell table:style-name="ce11" office:value-type="string">
            <text:p>作成者</text:p>
          </table:table-cell>
          <table:table-cell table:style-name="ce11" office:value-type="string">
            <text:p>説明</text:p>
          </table:table-cell>
          <table:table-cell table:style-name="ce11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3" office:value-type="string">
            <text:p>pa0001Controller.php</text:p>
          </table:table-cell>
          <table:table-cell table:number-columns-repeated="5"/>
        </table:table-row>
        <table:table-row table:style-name="ro1">
          <table:table-cell table:number-columns-repeated="3"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slg01Controller.php</text:p>
          </table:table-cell>
          <table:table-cell table:number-columns-repeated="3"/>
          <table:table-cell office:value-type="string">
            <text:p>ログを出力するコントローラー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table:number-columns-repeated="10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mt01</text:p>
          </table:table-cell>
          <table:table-cell office:value-type="string">
            <text:p>─</text:p>
          </table:table-cell>
          <table:table-cell table:style-name="ce13" office:value-type="string">
            <text:p>pamt01.js</text:p>
          </table:table-cell>
          <table:table-cell table:number-columns-repeated="5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cm01</text:p>
          </table:table-cell>
          <table:table-cell office:value-type="string">
            <text:p>─</text:p>
          </table:table-cell>
          <table:table-cell table:style-name="ce13" office:value-type="string">
            <text:p>pacm01.blade.php</text:p>
          </table:table-cell>
          <table:table-cell table:number-columns-repeated="5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clg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c0001</text:p>
          </table:table-cell>
          <table:table-cell office:value-type="string">
            <text:p>─</text:p>
          </table:table-cell>
          <table:table-cell table:style-name="ce13" office:value-type="string">
            <text:p>pc0001.blade.php</text:p>
          </table:table-cell>
          <table:table-cell table:number-columns-repeated="5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9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2021/08/16</text:date>, <text:time>14:5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16T14:59:11.97</dc:date>
    <meta:editing-duration>PT10H49M8S</meta:editing-duration>
    <meta:editing-cycles>37</meta:editing-cycles>
    <dc:creator>B-FORME </dc:creator>
    <meta:document-statistic meta:table-count="3" meta:cell-count="169" meta:object-count="0"/>
  </office:meta>
</office:document-meta>
</file>